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Calibri1" svg:font-family="Calibri"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master-page-name="Standard">
      <style:paragraph-properties style:page-number="auto" fo:padding-left="0cm" fo:padding-right="0cm" fo:padding-top="0cm" fo:padding-bottom="0.035cm" fo:border-left="none" fo:border-right="none" fo:border-top="none" fo:border-bottom="0.74pt solid #00000a"/>
    </style:style>
    <style:style style:name="P2" style:family="paragraph" style:parent-style-name="List_20_Paragraph" style:list-style-name="WWNum1"/>
    <style:style style:name="T1" style:family="text">
      <style:text-properties fo:font-weight="bold" style:font-weight-asian="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1">Prerequisite to do the assignment: Constructor understanding </text:span></text:p>
      <text:list xml:id="list13531537831" text:style-name="WWNum1">
        <text:list-item>
          <text:p text:style-name="P2">Write a java program to count the total number of instance created?</text:p>
        </text:list-item>
        <text:list-item>
          <text:p text:style-name="P2">Create two java constructor in the same class Car:</text:p>
        </text:list-item>
      </text:list>
      <text:p text:style-name="List_20_Paragraph">First constructor will take a string parameter and second will take class type parameter. Copy the constructor first in constructor second and access the String instance variable (that is defined in the class) through the second instance of the class.</text:p>
      <text:list xml:id="list1968836588" text:continue-numbering="true" text:style-name="WWNum1">
        <text:list-item>
          <text:p text:style-name="P2">Create two constructor one is default and another is parameterised constructor. Create the instance of the class thorough the default constructor but the parameterised constructor should be executed first.</text:p>
        </text:list-item>
      </text:list>
      <text:p text:style-name="List_20_Paragraph"><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alibri" svg:font-family="Calibri" style:font-family-generic="roman" style:font-pitch="variable"/>
    <style:font-face style:name="Liberation Sans" svg:font-family="'Liberation Sans'" style:font-family-generic="swiss" style:font-pitch="variable"/>
    <style:font-face style:name="AR PL KaitiM GB" svg:font-family="'AR PL KaitiM GB'" style:font-family-generic="system" style:font-pitch="variable"/>
    <style:font-face style:name="Calibri1" svg:font-family="Calibri"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IN" style:letter-kerning="true" style:font-size-asian="11pt" style:language-asian="en" style:country-asian="US" style:font-size-complex="11pt" style:language-complex="ar" style:country-complex="SA"/>
    </style:default-style>
    <style:default-style style:family="paragraph">
      <style:paragraph-properties fo:margin-top="0cm" fo:margin-bottom="0.353cm"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true" style:font-name-asian="AR PL KaitiM GB"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AR PL KaitiM GB"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Paragraph" style:display-name="List Paragraph" style:family="paragraph" style:parent-style-name="Standard" style:default-outline-level="">
      <style:paragraph-properties fo:margin="100%" fo:margin-left="1.27cm" fo:margin-right="0cm" fo:text-indent="0cm" style:auto-text-indent="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54cm"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IKASH</meta:initial-creator>
    <dc:creator>VIKASH</dc:creator>
    <meta:editing-cycles>2</meta:editing-cycles>
    <meta:creation-date>2014-05-10T06:02:00</meta:creation-date>
    <dc:date>2014-05-10T06:17:00</dc:date>
    <meta:editing-duration>PT15S</meta:editing-duration>
    <meta:generator>LibreOffice/3.5$Linux_x86 LibreOffice_project/350m1$Build-2</meta:generator>
    <meta:document-statistic meta:table-count="0" meta:image-count="0" meta:object-count="0" meta:page-count="1" meta:paragraph-count="6" meta:word-count="100" meta:character-count="641" meta:non-whitespace-character-count="547"/>
    <meta:user-defined meta:name="AppVersion">12.0000</meta:user-defined>
    <meta:user-defined meta:name="Company">[kingbear]</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